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Footnote">
      <style:text-properties officeooo:paragraph-rsid="00819aec"/>
    </style:style>
    <style:style style:name="P2" style:family="paragraph" style:parent-style-name="Heading">
      <style:text-properties officeooo:rsid="007e4d12" officeooo:paragraph-rsid="007e4d12"/>
    </style:style>
    <style:style style:name="P3" style:family="paragraph" style:parent-style-name="Text_20_body">
      <style:text-properties officeooo:rsid="007e4d12" officeooo:paragraph-rsid="007e4d12"/>
    </style:style>
    <style:style style:name="P4" style:family="paragraph" style:parent-style-name="Preformatted_20_Text">
      <style:text-properties fo:color="#81d41a" loext:opacity="100%"/>
    </style:style>
    <style:style style:name="P5" style:family="paragraph" style:parent-style-name="Text_20_body">
      <style:text-properties officeooo:rsid="001fbcec" officeooo:paragraph-rsid="001fbcec"/>
    </style:style>
    <style:style style:name="P6" style:family="paragraph" style:parent-style-name="Title">
      <style:text-properties officeooo:rsid="001fbcec" officeooo:paragraph-rsid="001fbcec"/>
    </style:style>
    <style:style style:name="P7" style:family="paragraph" style:parent-style-name="Text_20_body">
      <style:text-properties officeooo:rsid="002187c3" officeooo:paragraph-rsid="002187c3"/>
    </style:style>
    <style:style style:name="P8" style:family="paragraph" style:parent-style-name="Text_20_body">
      <style:text-properties officeooo:paragraph-rsid="00220189"/>
    </style:style>
    <style:style style:name="P9" style:family="paragraph" style:parent-style-name="Text_20_body">
      <style:text-properties officeooo:rsid="00223f8e" officeooo:paragraph-rsid="00223f8e"/>
    </style:style>
    <style:style style:name="P10" style:family="paragraph" style:parent-style-name="Text_20_body">
      <style:text-properties officeooo:rsid="00239ce1" officeooo:paragraph-rsid="00239ce1"/>
    </style:style>
    <style:style style:name="P11" style:family="paragraph" style:parent-style-name="Text_20_body">
      <style:text-properties officeooo:paragraph-rsid="002187c3"/>
    </style:style>
    <style:style style:name="P12" style:family="paragraph" style:parent-style-name="Text_20_body">
      <style:text-properties fo:font-style="italic" officeooo:rsid="007e4d12" officeooo:paragraph-rsid="007e4d12" style:font-style-asian="italic" style:font-style-complex="italic"/>
    </style:style>
    <style:style style:name="P13" style:family="paragraph" style:parent-style-name="Text_20_body">
      <style:text-properties officeooo:paragraph-rsid="00223f8e"/>
    </style:style>
    <style:style style:name="P14" style:family="paragraph" style:parent-style-name="Text_20_body">
      <style:text-properties officeooo:paragraph-rsid="00239ce1"/>
    </style:style>
    <style:style style:name="P15" style:family="paragraph" style:parent-style-name="Text_20_body">
      <style:text-properties officeooo:rsid="0083b172" officeooo:paragraph-rsid="0083b172"/>
    </style:style>
    <style:style style:name="P16" style:family="paragraph" style:parent-style-name="Text_20_body">
      <style:text-properties officeooo:rsid="00815364" officeooo:paragraph-rsid="00815364"/>
    </style:style>
    <style:style style:name="P17" style:family="paragraph" style:parent-style-name="Text_20_body">
      <style:text-properties officeooo:rsid="00855b31" officeooo:paragraph-rsid="00855b31"/>
    </style:style>
    <style:style style:name="P18" style:family="paragraph" style:parent-style-name="Text_20_body">
      <style:text-properties officeooo:paragraph-rsid="008d1853"/>
    </style:style>
    <style:style style:name="P19" style:family="paragraph" style:parent-style-name="Text_20_body">
      <style:text-properties officeooo:paragraph-rsid="0090fd46"/>
    </style:style>
    <style:style style:name="P20" style:family="paragraph" style:parent-style-name="Text_20_body">
      <style:text-properties officeooo:paragraph-rsid="00923513"/>
    </style:style>
    <style:style style:name="P21" style:family="paragraph" style:parent-style-name="Heading_20_2">
      <style:text-properties officeooo:rsid="00923513" officeooo:paragraph-rsid="00923513"/>
    </style:style>
    <style:style style:name="P22" style:family="paragraph" style:parent-style-name="Heading_20_2">
      <style:text-properties officeooo:rsid="008d1853" officeooo:paragraph-rsid="008d1853"/>
    </style:style>
    <style:style style:name="P23" style:family="paragraph" style:parent-style-name="Preformatted_20_Text">
      <style:text-properties officeooo:paragraph-rsid="00986945"/>
    </style:style>
    <style:style style:name="P24" style:family="paragraph" style:parent-style-name="Text_20_body" style:list-style-name="L1">
      <style:text-properties officeooo:rsid="0083b172" officeooo:paragraph-rsid="0083b172"/>
    </style:style>
    <style:style style:name="P25" style:family="paragraph" style:parent-style-name="Text_20_body" style:list-style-name="L1">
      <style:text-properties officeooo:rsid="00855b31" officeooo:paragraph-rsid="00855b31"/>
    </style:style>
    <style:style style:name="P26" style:family="paragraph" style:parent-style-name="Text_20_body">
      <style:text-properties officeooo:rsid="00855b31" officeooo:paragraph-rsid="00855b31"/>
    </style:style>
    <style:style style:name="P27" style:family="paragraph" style:parent-style-name="Text_20_body" style:list-style-name="L1">
      <style:text-properties officeooo:rsid="00986945" officeooo:paragraph-rsid="00986945"/>
    </style:style>
    <style:style style:name="T1" style:family="text">
      <style:text-properties officeooo:rsid="001fbcec"/>
    </style:style>
    <style:style style:name="T2" style:family="text">
      <style:text-properties style:font-name="Liberation Mono" fo:font-size="10pt" fo:font-weight="bold" style:font-size-asian="10pt" style:font-weight-asian="bold" style:font-size-complex="10pt" style:font-weight-complex="bold"/>
    </style:style>
    <style:style style:name="T3" style:family="text">
      <style:text-properties style:font-name="Liberation Mono" fo:font-size="10pt" fo:font-weight="bold" officeooo:rsid="001fbcec" style:font-size-asian="10pt" style:font-weight-asian="bold" style:font-size-complex="10pt" style:font-weight-complex="bold"/>
    </style:style>
    <style:style style:name="T4" style:family="text">
      <style:text-properties style:font-name="Liberation Mono" fo:font-size="10pt" fo:font-weight="bold" officeooo:rsid="00220189" style:font-size-asian="10pt" style:font-weight-asian="bold" style:font-size-complex="10pt" style:font-weight-complex="bold"/>
    </style:style>
    <style:style style:name="T5" style:family="text">
      <style:text-properties style:font-name="Liberation Mono" officeooo:rsid="002187c3"/>
    </style:style>
    <style:style style:name="T6" style:family="text">
      <style:text-properties style:font-name="Liberation Mono" officeooo:rsid="00923513"/>
    </style:style>
    <style:style style:name="T7" style:family="text">
      <style:text-properties fo:font-size="10pt" officeooo:rsid="00819aec" style:font-size-asian="10pt" style:font-size-complex="10pt"/>
    </style:style>
    <style:style style:name="T8" style:family="text">
      <style:text-properties fo:font-size="10pt" fo:font-weight="bold" style:font-size-asian="10pt" style:font-weight-asian="bold" style:font-size-complex="10pt" style:font-weight-complex="bold"/>
    </style:style>
    <style:style style:name="T9" style:family="text">
      <style:text-properties officeooo:rsid="002187c3"/>
    </style:style>
    <style:style style:name="T10" style:family="text">
      <style:text-properties officeooo:rsid="00220189"/>
    </style:style>
    <style:style style:name="T11" style:family="text">
      <style:text-properties officeooo:rsid="00223f8e"/>
    </style:style>
    <style:style style:name="T12" style:family="text">
      <style:text-properties officeooo:rsid="00239ce1"/>
    </style:style>
    <style:style style:name="T13" style:family="text">
      <style:text-properties officeooo:rsid="00246465"/>
    </style:style>
    <style:style style:name="T14" style:family="text">
      <style:text-properties officeooo:rsid="0024d88d"/>
    </style:style>
    <style:style style:name="T15" style:family="text">
      <style:text-properties officeooo:rsid="007e4d12"/>
    </style:style>
    <style:style style:name="T16" style:family="text">
      <style:text-properties style:font-name="Liberation Sans" fo:font-size="16.1000003814697pt" fo:font-weight="bold" officeooo:rsid="007e4d12" style:font-name-asian="Noto Sans CJK SC" style:font-size-asian="16.1000003814697pt" style:font-weight-asian="bold" style:font-name-complex="Lohit Devanagari1" style:font-size-complex="16.1000003814697pt" style:font-weight-complex="bold"/>
    </style:style>
    <style:style style:name="T17" style:family="text">
      <style:text-properties officeooo:rsid="0080e590"/>
    </style:style>
    <style:style style:name="T18" style:family="text">
      <style:text-properties officeooo:rsid="00815364"/>
    </style:style>
    <style:style style:name="T19" style:family="text">
      <style:text-properties officeooo:rsid="00819aec"/>
    </style:style>
    <style:style style:name="T20" style:family="text">
      <style:text-properties officeooo:rsid="00837aa7"/>
    </style:style>
    <style:style style:name="T21" style:family="text">
      <style:text-properties officeooo:rsid="008390d2"/>
    </style:style>
    <style:style style:name="T22" style:family="text">
      <style:text-properties officeooo:rsid="00860fe1"/>
    </style:style>
    <style:style style:name="T23" style:family="text">
      <style:text-properties officeooo:rsid="008d1853"/>
    </style:style>
    <style:style style:name="T24" style:family="text">
      <style:text-properties officeooo:rsid="008e7e3f"/>
    </style:style>
    <style:style style:name="T25" style:family="text">
      <style:text-properties officeooo:rsid="008f70a5"/>
    </style:style>
    <style:style style:name="T26" style:family="text">
      <style:text-properties officeooo:rsid="0090fd46"/>
    </style:style>
    <style:style style:name="T27" style:family="text">
      <style:text-properties officeooo:rsid="00923513"/>
    </style:style>
    <style:style style:name="T28" style:family="text">
      <style:text-properties officeooo:rsid="0093aa4f"/>
    </style:style>
    <style:style style:name="T29" style:family="text">
      <style:text-properties fo:font-style="italic" style:font-style-asian="italic" style:font-style-complex="italic"/>
    </style:style>
    <style:style style:name="T30" style:family="text">
      <style:text-properties fo:font-style="italic" officeooo:rsid="0093aa4f" style:font-style-asian="italic" style:font-style-complex="italic"/>
    </style:style>
    <style:style style:name="T31" style:family="text">
      <style:text-properties fo:font-style="normal" style:font-style-asian="normal" style:font-style-complex="normal"/>
    </style:style>
    <style:style style:name="T32" style:family="text">
      <style:text-properties fo:font-style="normal" officeooo:rsid="0093aa4f" style:font-style-asian="normal" style:font-style-complex="normal"/>
    </style:style>
    <style:style style:name="T33" style:family="text">
      <style:text-properties fo:font-style="normal" officeooo:rsid="00943036" style:font-style-asian="normal" style:font-style-complex="normal"/>
    </style:style>
    <style:style style:name="T34" style:family="text">
      <style:text-properties officeooo:rsid="00943036"/>
    </style:style>
    <style:style style:name="T35" style:family="text">
      <style:text-properties officeooo:rsid="009557d2"/>
    </style:style>
    <style:style style:name="T36" style:family="text">
      <style:text-properties officeooo:rsid="0096d540"/>
    </style:style>
    <style:style style:name="T37" style:family="text">
      <style:text-properties officeooo:rsid="00986945"/>
    </style:style>
    <style:style style:name="T38" style:family="text">
      <style:text-properties fo:font-weight="bold" style:font-weight-asian="bold" style:font-weight-complex="bold"/>
    </style:style>
    <style:style style:name="T39" style:family="text">
      <style:text-properties style:font-name="Liberation Mono" fo:font-size="10pt" fo:font-weight="bold" style:font-size-asian="10pt" style:font-weight-asian="bold" style:font-size-complex="10pt" style:font-weight-complex="bold"/>
    </style:style>
    <style:style style:name="T40" style:family="text">
      <style:text-properties style:font-name="Liberation Mono" fo:font-size="10pt" fo:font-weight="bold" officeooo:rsid="00986945" style:font-size-asian="10pt" style:font-weight-asian="bold" style:font-size-complex="10pt" style:font-weight-complex="bol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The ANSI Terminal</text:p>
      <text:p text:style-name="P5">QDL has support for an ANSI terminal. This allows for a command history (accessible with up and down arrows) as well as unicode <text:s/>support. </text:p>
      <text:p text:style-name="P5">Invoking QDL with the ANSI aka ISO 6429 terminal:</text:p>
      <text:p text:style-name="Text_20_body"><text:span text:style-name="T1">Add the flag </text:span><text:span text:style-name="T3">-ansi </text:span><text:span text:style-name="T1">to the command line, e.g.</text:span></text:p>
      <text:p text:style-name="Preformatted_20_Text">bash$ java -jar qdl.jar -ansi</text:p>
      <text:p text:style-name="P5"/>
      <text:p text:style-name="P5">You may get the standard mappings for unicode in the the session by typing</text:p>
      <text:p text:style-name="Preformatted_20_Text">)<text:span text:style-name="T1">help unicode</text:span></text:p>
      <text:p text:style-name="Text_20_body"/>
      <text:p text:style-name="P2">Abbreviations used here.</text:p>
      <text:p text:style-name="P3">Just to keep the typing down, we will write</text:p>
      <text:p text:style-name="P3">^ = press the control key first</text:p>
      <text:p text:style-name="P3">@ = press the ALT key first.</text:p>
      <text:p text:style-name="P12">E.g.</text:p>
      <text:p text:style-name="P3">^x = press the control key + (lower case) x</text:p>
      <text:p text:style-name="P3">@x = press the ALT key + (lower case) x</text:p>
      <text:p text:style-name="P3">@X = press the ALT key + <text:span text:style-name="T25">SHIFT key + </text:span>(upper case) x</text:p>
      <text:p text:style-name="P3">Generally we do not use ^P (so upper case control letters here).</text:p>
      <text:p text:style-name="P7">The keys are laid out so that either you add ALT to the key for the alternate character you want, e.g. </text:p>
      <text:p text:style-name="P11"><text:span text:style-name="T15">@</text:span><text:span text:style-name="T25">=</text:span><text:span text:style-name="T9"> <text:s/>yields </text:span><text:span text:style-name="T5">≡</text:span></text:p>
      <text:p text:style-name="P11"><text:span text:style-name="T22">or s</text:span><text:span text:style-name="T9">ome, such as assignment, are not so easy to map to a keyboard, so these are paired as best as possible, </text:span><text:span text:style-name="T15">@</text:span><text:span text:style-name="T9">: and </text:span><text:span text:style-name="T15">@"</text:span><text:span text:style-name="T9"> are resp. left and right assignment</text:span></text:p>
      <text:h text:style-name="P21" text:outline-level="2">Special characters</text:h>
      <text:p text:style-name="P20"><text:span text:style-name="T27">There are several unicode characters available when using the ANSI terminal. </text:span><text:span text:style-name="T6">@=</text:span><text:span text:style-name="T27"> should return </text:span><text:span text:style-name="T5">≡.</text:span> <text:span text:style-name="T27">for instance. You should always check what is current in the QDL workspace with</text:span></text:p>
      <text:p text:style-name="Preformatted_20_Text">)help unicode</text:p>
      <text:p text:style-name="P20"/>
      <text:p text:style-name="P20"><text:span text:style-name="T27">Note that in external editors, (like </text:span><text:span text:style-name="T28">nano or vim) </text:span><text:span text:style-name="T34">special characters </text:span><text:span text:style-name="T27">are not supported. </text:span><text:span text:style-name="T28">The built-in line editor though does support them. </text:span><text:span text:style-name="T27">The reason </text:span><text:s/><text:span text:style-name="T28">is that the key mappings are local to QDL. To get them </text:span><text:soft-page-break/><text:span text:style-name="T28">generally would require hacking, </text:span><text:span text:style-name="T30">ahem</text:span><text:span text:style-name="T32"> editing the system keymap file, but that would change the behavior of every application E.g. @P might no longer cause some application to print, but would insert the Greek letter π. </text:span><text:span text:style-name="T33">If you want to do that, have at it, but QDL should not just take over anyone’s system. </text:span></text:p>
      <text:h text:style-name="Heading_20_1" text:outline-level="1">A technical note</text:h>
      <text:p text:style-name="P8"><text:span text:style-name="T10">It is actually quite hard to make a command line interface in Java. The reason is that Java does not process input from the console in a reasonable way and requires quite a bit of fudging. </text:span><text:span text:style-name="T19">On top of this, t</text:span><text:span text:style-name="T10">he way that ISO 6429 works is that certain combinations of characters are interpreted by the actual hardware (such as </text:span><text:span text:style-name="T4">^[A</text:span><text:span text:style-name="T10"> for the up arrow. In theory, you could type this in and get the cursor to move</text:span><text:span text:style-name="T19">)</text:span><text:span text:style-name="T10">. </text:span><text:span text:style-name="T19">This overloads the input stream with control information.</text:span><text:span text:style-name="T19"><text:note text:id="ftn1" text:note-class="footnote"><text:note-citation>1</text:note-citation><text:note-body><text:p text:style-name="P1"><text:span text:style-name="T19">Who remembers using a Captain Crunch (popular breakfast cereal) <text:s/></text:span><text:span text:style-name="T22">whistle </text:span><text:span text:style-name="T19">to make free phone calls? The old land line phone system also sent its control information over the same wire as (squeaks and chirps) and amazingly enough, the toy whistle that came with Captain Crunch had the exact right frequencies. Hence if you wanted to place a long distance phone call, you could toot on the whistle appropriately and simply turn off billing. There was no way for the phone company to stop this either. This is canonical example </text:span><text:span text:style-name="T7">of why sending control information over the same wire as content is a bad idea. Now, back to ISO 6429...</text:span></text:p></text:note-body></text:note></text:span><text:span text:style-name="T10"> </text:span><text:span text:style-name="T17">This is why sometimes if your console (independent of QDL) gets whacky, you may see control characters streaming past you. B</text:span><text:span text:style-name="T10">ecause the input stream is overloaded with control characters, (bad choice, but this standard goes back to the 1970’s at least) about the only option is to introduce wait states for input. So as you type, everything is timed and if there is </text:span><text:span text:style-name="T18">nary </text:span><text:span text:style-name="T10">a split second </text:span><text:span text:style-name="T17">between key strokes</text:span><text:span text:style-name="T10">, the assumption is that there is a control character, not that you typed in a control sequence. </text:span></text:p>
      <text:p text:style-name="P19"><text:span text:style-name="T10">This has one very serious ramification: </text:span><text:span text:style-name="T11">Superfast typing may drop characters </text:span><text:span text:style-name="T18"><text:s/></text:span><text:span text:style-name="T11">and this is because of </text:span><text:span text:style-name="T20">the wait states in Java stream processing</text:span><text:span text:style-name="T11">, not QDL. In a similar vein, p</text:span><text:span text:style-name="T10">asting text from a clipboard tends to get text lost o</text:span><text:span text:style-name="T36">r</text:span><text:span text:style-name="T10"> can </text:span><text:span text:style-name="T36">even </text:span><text:span text:style-name="T10">make </text:span><text:span text:style-name="T36">the JVM</text:span><text:span text:style-name="T10"> crash </text:span><text:span text:style-name="T18">(since the OS can type </text:span><text:span text:style-name="T26">much </text:span><text:span text:style-name="T18">faster than you)</text:span><text:span text:style-name="T10">. The solution is outlined below. <text:s/>The utility of the ANSI terminal is that it is actually platform independent. There are no special libraries (which can require </text:span><text:span text:style-name="T18">very invasive </text:span><text:span text:style-name="T10">things like a recompile of your unix kernel in some cases) that need to be used. <text:s/></text:span></text:p>
      <text:p text:style-name="P16">QDL’s philosophy is to keep it simple and basic at all times so that it just works. If you run it in another environment (such as a Swing-based console that supports more operations), the idea is that none of accommodations typically made for text mode applications preclude running it in as a graphical application.</text:p>
      <text:h text:style-name="Heading_20_1" text:outline-level="1">The Basics</text:h>
      <text:p text:style-name="P15">The advantage of using the ANSI terminal is that it supports the following</text:p>
      <text:list text:style-name="L1">
        <text:list-item>
          <text:p text:style-name="P24">command history accessible with up and down arrows</text:p>
        </text:list-item>
        <text:list-item>
          <text:p text:style-name="P24">in place editing of lines using left right arrows, backspace, delete and typing</text:p>
        </text:list-item>
        <text:list-item>
          <text:p text:style-name="P24">home moves to the start of the current line, end to the end of the current line</text:p>
        </text:list-item>
        <text:list-item>
          <text:p text:style-name="P24">Pasting from the system clipboard (with some caveats) is supported</text:p>
        </text:list-item>
        <text:list-item>
          <text:p text:style-name="P25"><text:soft-page-break/>Unicode support for certain symbols. type <text:span text:style-name="T2">)help unicode</text:span> in the workspace for more.</text:p>
        </text:list-item>
        <text:list-item>
          <text:p text:style-name="P27">Rudimentary command completion. You can type a few characters of a built-in function and hit the tab key. This will either complete <text:span text:style-name="T29">the signature </text:span><text:span text:style-name="T31">of the function or give you a couple of options:</text:span></text:p>
        </text:list-item>
      </text:list>
      <text:p text:style-name="Preformatted_20_Text"><text:s text:c="2"/>rem <text:s text:c="14"/></text:p>
      <text:p text:style-name="Preformatted_20_Text">remap([1,2,3])</text:p>
      <text:p text:style-name="Preformatted_20_Text">remove([1])</text:p>
      <text:p text:style-name="Text_20_body"/>
      <text:p text:style-name="Text_20_body"><text:span text:style-name="T37">After typing </text:span><text:span text:style-name="T40">rem</text:span><text:span text:style-name="T37"> the tab key was used, resulting in the two options being presented. Note that one of those would be set, so typing <text:s/></text:span><text:span text:style-name="T40">rema </text:span><text:span text:style-name="T37">and hitting the tab key results in </text:span></text:p>
      <text:p text:style-name="P23"><text:s text:c="3"/>remap([1,2,3])</text:p>
      <text:p text:style-name="P17"/>
      <text:p text:style-name="P17"><text:span text:style-name="T37">Note especially that a</text:span>ll of this is native Java so it is supported on all platforms.</text:p>
      <text:h text:style-name="P22" text:outline-level="2">^c exits, <text:span text:style-name="T35">it does not copy to the clipboard</text:span>.</text:h>
      <text:p text:style-name="P18"><text:span text:style-name="T23">In most operating systems, hitting ^c does not send the control character, but instead issues a SIGTERM (which means the operating system is shutting down the JVM and is notifying the JVM to that effect, </text:span><text:span text:style-name="T24">hence it is unrecoverable</text:span><text:span text:style-name="T23">). As such, on many OS’s there is really nothing that can be done to stop it. QDL tries to intercept it if possible, but in general you should be aware of this and, for instance, not try to use ^c to copy things to the clipboard. Use the mouse if possible or see if there is another key sequence (e.g. ^C – control + shift + c in unix) that does that. </text:span></text:p>
      <text:h text:style-name="Heading_20_1" text:outline-level="1">Paste</text:h>
      <text:p text:style-name="P9">The ANSI terminal does have a mechanism for accessing the system clipboard (if there is one). There are two workarounds for pasting text.</text:p>
      <text:h text:style-name="Heading_20_2" text:outline-level="2"><text:span text:style-name="T21">Paste a line or less of text </text:span>^v </text:h>
      <text:p text:style-name="P13"><text:span text:style-name="T11">You </text:span><text:span text:style-name="T21">can </text:span><text:span text:style-name="T11">use </text:span><text:span text:style-name="T15">^</text:span><text:span text:style-name="T11">v to paste text. This actually has QDL go out to the clipboard, grab the text and </text:span><text:span text:style-name="T13">process it </text:span><text:span text:style-name="T35">in the background </text:span><text:span text:style-name="T13">like it was type</text:span><text:span text:style-name="T14">d</text:span><text:span text:style-name="T13"> in, then </text:span><text:span text:style-name="T11">print it. </text:span><text:span text:style-name="T21">So if there are embedded line feeds, these are interpreted as well. </text:span><text:span text:style-name="T11">This is in contrast to than many terminals allow you to paste using the mouse or something else </text:span><text:span text:style-name="T13">(such as </text:span><text:span text:style-name="T15">^V – upper case V – </text:span><text:span text:style-name="T13">in Ubuntu) </text:span><text:span text:style-name="T11">– they do this by </text:span><text:span text:style-name="T35">intercepting the keystroke (so we cannot do anything about it) <text:s/>and </text:span><text:span text:style-name="T11">simply typing it in really fast as input. As indicated above, this will probably fails for anything other than short text., </text:span><text:span text:style-name="T14">possibly crashing the JVM and therefore QDL. </text:span></text:p>
      <text:h text:style-name="Heading_20_2" text:outline-level="2"><text:span text:style-name="T15">Pasting lots of text: </text:span>^<text:span text:style-name="T16">p</text:span>. <text:span text:style-name="T15">T</text:span>oggling paste mode.</text:h>
      <text:p text:style-name="P13"><text:span text:style-name="T11">If you need to paste a large amount of text (e.g. paste in a whole block of QDL to run) </text:span><text:span text:style-name="T21">y</text:span><text:span text:style-name="T11">ou can toggle paste mode with ^p. </text:span><text:span text:style-name="T15">Hitting ^p a second time exits paste mode. </text:span><text:span text:style-name="T12">Once in paste mode, </text:span><text:span text:style-name="T15">^</text:span><text:span text:style-name="T12">v </text:span><text:span text:style-name="T13">faithfully </text:span><text:span text:style-name="T12">pastes the entire contents of the clipboard. </text:span><text:span text:style-name="T11">This will </text:span><text:span text:style-name="T12">change the font color and print a message. In the next example, a couple of lines of QDL are pasted then run:</text:span></text:p>
      <text:p text:style-name="P4"><text:soft-page-break/>&lt;paste mode on. ^v pastes from clipboard, ^p toggles paste mode&gt;</text:p>
      <text:p text:style-name="P4"><text:s text:c="2"/>f(x) → 3×x^2÷5;</text:p>
      <text:p text:style-name="P4"><text:s text:c="2"/>f(⟦-1;1;5⟧);</text:p>
      <text:p text:style-name="P4">&lt;paste mode off&gt;</text:p>
      <text:p text:style-name="Preformatted_20_Text">[0.6,0.15,0.0E0,0.15,0.6]</text:p>
      <text:p text:style-name="Text_20_body"/>
      <text:p text:style-name="P10">and the entire block of code you paste in will only execute once you hit return (you can do that in inside paste mode or, as in the example above, paste the text, exit paste mode, then hit enter.</text:p>
      <text:h text:style-name="Heading_20_2" text:outline-level="2"><text:span text:style-name="T12">Using t</text:span>he line editor, <text:span text:style-name="T12">external editors</text:span></text:h>
      <text:p text:style-name="P14"><text:span text:style-name="T12">The line editor is aware of </text:span><text:span text:style-name="T15">^</text:span><text:span text:style-name="T12">v, so you can paste in large quantities of text that way.</text:span></text:p>
      <text:p text:style-name="P14"><text:span text:style-name="T12">External editors like </text:span><text:span text:style-name="T13">Andy’s Editor, </text:span><text:span text:style-name="T12">vim and nano are full screen and take over when you switch to them, so special characters and paste mode are not supported there. </text:span><text:span text:style-name="T35">Oh and another plus with the line editor it that is has its own clipboard system for its use, completely independent of any system clipboard, so no matter where you are running it, copy, cut and paste are always available. </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reformatted_20_Text" style:display-name="Preformatted Text" style:family="paragraph" style:parent-style-name="Standard" style:class="html">
      <loext:graphic-properties draw:fill="solid" draw:fill-color="#3232ff"/>
      <style:paragraph-properties fo:margin-top="0in" fo:margin-bottom="0in" style:contextual-spacing="false" fo:background-color="#3232ff"/>
      <style:text-properties fo:color="#ffff00" loext:opacity="100%" style:font-name="Liberation Mono" fo:font-family="'Liberation Mono'" style:font-family-generic="modern" style:font-pitch="fixed" fo:font-size="10pt" fo:font-weight="bold"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6-09T12:22:49.208762300</meta:creation-date>
    <dc:date>2025-01-07T15:23:44.842493373</dc:date>
    <meta:editing-duration>P8DT14H14M30S</meta:editing-duration>
    <meta:editing-cycles>24</meta:editing-cycles>
    <meta:generator>LibreOffice/24.2.6.2$Linux_X86_64 LibreOffice_project/420$Build-2</meta:generator>
    <meta:document-statistic meta:table-count="0" meta:image-count="0" meta:object-count="0" meta:page-count="4" meta:paragraph-count="59" meta:word-count="1419" meta:character-count="7801" meta:non-whitespace-character-count="6400"/>
  </office:meta>
</office:document-meta>
</file>